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c84bd" officeooo:paragraph-rsid="001c84bd"/>
    </style:style>
    <style:style style:name="P3" style:family="paragraph" style:parent-style-name="Standard">
      <style:text-properties officeooo:paragraph-rsid="001c84bd"/>
    </style:style>
    <style:style style:name="P4" style:family="paragraph" style:parent-style-name="Standard">
      <style:text-properties fo:font-size="16pt" officeooo:rsid="001c84bd" officeooo:paragraph-rsid="001c84bd" style:font-size-asian="14pt" style:font-size-complex="16pt"/>
    </style:style>
    <style:style style:name="P5" style:family="paragraph" style:parent-style-name="Standard">
      <style:text-properties fo:font-size="16pt" fo:font-style="normal" officeooo:rsid="001c84bd" officeooo:paragraph-rsid="001c84bd" style:font-size-asian="14pt" style:font-style-asian="normal" style:font-size-complex="16pt" style:font-style-complex="normal"/>
    </style:style>
    <style:style style:name="P6" style:family="paragraph" style:parent-style-name="Standard">
      <style:text-properties fo:font-size="12pt" officeooo:rsid="001c84bd" officeooo:paragraph-rsid="001c84bd" style:font-size-asian="10.5pt" style:font-size-complex="12pt"/>
    </style:style>
    <style:style style:name="P7" style:family="paragraph" style:parent-style-name="Standard">
      <style:text-properties fo:font-size="12pt" officeooo:rsid="001cc54c" officeooo:paragraph-rsid="001cc54c" style:font-size-asian="10.5pt" style:font-size-complex="12pt"/>
    </style:style>
    <style:style style:name="P8" style:family="paragraph" style:parent-style-name="Standard">
      <style:text-properties fo:font-size="12pt" fo:font-style="italic" officeooo:rsid="001c84bd" officeooo:paragraph-rsid="001c84bd" style:font-size-asian="10.5pt" style:font-style-asian="italic" style:font-size-complex="12pt" style:font-style-complex="italic"/>
    </style:style>
    <style:style style:name="P9" style:family="paragraph" style:parent-style-name="Standard">
      <style:text-properties fo:font-size="14pt" officeooo:rsid="001c84bd" officeooo:paragraph-rsid="001c84bd" style:font-size-asian="12.25pt" style:font-size-complex="14pt"/>
    </style:style>
    <style:style style:name="P10"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size="18pt" officeooo:rsid="001c84bd" style:font-size-asian="18pt" style:font-size-complex="18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size="14pt" officeooo:rsid="001c84bd" style:font-size-asian="14pt" style:font-size-complex="14pt"/>
    </style:style>
    <style:style style:name="T6" style:family="text">
      <style:text-properties style:font-size-complex="12pt"/>
    </style:style>
    <style:style style:name="T7" style:family="text">
      <style:text-properties officeooo:rsid="001c84bd" style:font-size-complex="12pt"/>
    </style:style>
    <style:style style:name="T8" style:family="text">
      <style:text-properties officeooo:rsid="001cc54c" style:font-size-complex="12pt"/>
    </style:style>
    <style:style style:name="T9" style:family="text">
      <style:text-properties fo:font-style="italic" officeooo:rsid="001c84bd" style:font-style-asian="italic" style:font-size-complex="12pt" style:font-style-complex="italic"/>
    </style:style>
    <style:style style:name="T10" style:family="text">
      <style:text-properties officeooo:rsid="001cc5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EECS 581: </text:span><text:span text:style-name="T2">P1 Report</text:span></text:p>
      <text:p text:style-name="P1"><text:span text:style-name="T3">Chris Hogan</text:span></text:p>
      <text:p text:style-name="P1"><text:span text:style-name="T5">10</text:span><text:span text:style-name="T4"> </text:span><text:span text:style-name="T5">October</text:span><text:span text:style-name="T4"> 2014</text:span></text:p>
      <text:p text:style-name="P1"><text:span text:style-name="T4">Project repository: <text:s/>https://github.com/woodenToaster/lab2</text:span></text:p>
      <text:p text:style-name="Standard"><text:span text:style-name="T3">1. <text:s/>Modifications</text:span></text:p>
      <text:p text:style-name="P2"><text:span text:style-name="T3">Non-Interference</text:span></text:p>
      <text:p text:style-name="P3"><text:span text:style-name="T6">The original goal for non-interference was that each user could have his or her own universe to interact with that is completely separate from other users’ worlds. <text:s/>This requires that each browser is tied to a unique cookie, and that each user has a personal clone of the world. <text:s/></text:span><text:span text:style-name="T7">We</text:span><text:span text:style-name="T6"> used the cookie-parser and express-session modules to implement sessions. Cookie-parser checks the cookie secret on each request to prevent attacks, and express-session generates unique id’s for users and allows programmatic access. <text:s/>When a new request arrives from a client, the server checks its in-memory list of users (called </text:span><text:span text:style-name="T9">agents</text:span><text:span text:style-name="T6"> in </text:span><text:span text:style-name="T7">the</text:span><text:span text:style-name="T6"> code). <text:s/>If the cookie assigned to that particular browser is not in the agents object, it creates a world, initializes the agent’s fields, and adds it to the list of agents. <text:s/>If an agent it already in the list, then nothing happens. <text:s/>Then, in each route </text:span><text:span text:style-name="T7">we</text:span><text:span text:style-name="T6"> define the campus and inventory in terms of a user’s personal world. <text:s/>That way, only that user’s details are updated on a request. <text:s/></text:span><text:span text:style-name="T7">This allowed for multiple users to simultaneously take a basketball to Allen Fieldhouse and win without being interrupted by the activities of other users. <text:s/>The basic implementation of sessions requires some way to distinguish among different browsers, or different client instances. <text:s/>The most common way to do that is with a cookie. <text:s/>When a client first visits a web service, it is assigned a unique identifier. <text:s/>Then, on each subsequent request, that client can be identified. <text:s/>State and data are stored on the server under that identifier. <text:s/>When a request comes in, the server checks the client’s cookie, and processes the request based on the stored data and state under that cookie identifier.</text:span></text:p>
      <text:p text:style-name="P9">What we Learned</text:p>
      <text:p text:style-name="P6">The concept of sessions was relatively new to us, as well as getting used to Node and Express. <text:s/>We had some basic experience with web development, but Node exposes http requests moreso than something like php running on Apache. <text:s/>Defining our own routes, and request methods was really fun. <text:s/></text:p>
      <text:p text:style-name="P4">Interaction</text:p>
      <text:p text:style-name="P3"><text:span text:style-name="T6">After </text:span><text:span text:style-name="T7">we</text:span><text:span text:style-name="T6"> had each user completely isolated in non-interfering environments, </text:span><text:span text:style-name="T7">we</text:span><text:span text:style-name="T6"> began to add some interaction. <text:s/>It made sense to leave the inventories and worlds separate because each person is on a mission. <text:s/>For example, if someone picks up the basketball and never puts it down, then no one else can ever “win.” <text:s/></text:span><text:span text:style-name="T7">We made a modification that</text:span><text:span text:style-name="T6"> </text:span><text:span text:style-name="T7">lists</text:span><text:span text:style-name="T6"> users that are in the same room. <text:s/>For example, if you are at Strong Hall, and someone else playing the game in a different browser is </text:span><text:soft-page-break/><text:span text:style-name="T6">also at Strong Hall, each person will see a notification that there are other people </text:span><text:span text:style-name="T7">at the same location</text:span><text:span text:style-name="T6">. <text:s/></text:span><text:span text:style-name="T7">We</text:span><text:span text:style-name="T6"> listed the actual cookie of other users for testing purposes. <text:s/>Realizing that was a horrible security vulnerability, </text:span><text:span text:style-name="T7">we</text:span><text:span text:style-name="T6"> decided to play on that by including a button to use that information for “evil.” <text:s/>When someone is in the same location as you and you click the red button, that person’s next move will send them to jail, remove their entire inventory, and they will not be able to do anything until the server restarts. <text:s/></text:span><text:span text:style-name="T7">After realizing that we were rewarding the wicked and punishing the victims, we decided that clicking on the “evil” button should send the person who clicked it directly to jail and take their inventory. <text:s/>This was a much more satisfying experience for the responsible internet users. <text:s/>Currently, there is no way to get out of jail once a user gets put there. <text:s/>We wanted to add a 'reset' button, but didn't have the time. <text:s/></text:span></text:p>
      <text:p text:style-name="P9">What we Learned</text:p>
      <text:p text:style-name="P7">Going from non-interaction to the scenario described above required a new ajax call in index.html to the route “/:location/interaction.” <text:s/>Updating the browser without refreshing took some getting used to, and fitting this functionality in with the way the existing index page was written was a somewhat challenging. <text:s/>We learned a lot about Jquery's .ajax() function. <text:s/></text:p>
      <text:p text:style-name="P4">Persistence</text:p>
      <text:p text:style-name="P8">Kevin</text:p>
      <text:p text:style-name="P5">Appearance</text:p>
      <text:p text:style-name="Standard"><text:span text:style-name="T7">We </text:span><text:span text:style-name="T6">added Twitter Bootstrap to improve the appearance of the site. <text:s/></text:span><text:span text:style-name="T8">All this involved was adding predefined classes to html elements. <text:s/></text:span></text:p>
      <text:p text:style-name="Standard"><text:span text:style-name="T3">2. <text:s/>Flaws</text:span></text:p>
      <text:p text:style-name="Standard"><text:span text:style-name="T8">C</text:span><text:span text:style-name="T6">lon</text:span><text:span text:style-name="T8">ing</text:span><text:span text:style-name="T6"> the world for each user </text:span><text:span text:style-name="T8">is not as efficient as it could be</text:span><text:span text:style-name="T6">. <text:s/>The campus object gets created on every </text:span><text:span text:style-name="T8">loging, but we really only need one instance of it because the “what” field is all that changes</text:span><text:span text:style-name="T6">. </text:span></text:p>
      <text:p text:style-name="Standard"><text:span text:style-name="T8">We're probably not </text:span><text:span text:style-name="T6">using cookie-parser and express-session correctly. <text:s/>It was confusing that you can use cookies exclusively to accomplish the same thing as sessions (storing all state in the cookie instead of on the server), and figuring out where the two are supposed to overlap was a bit difficult. <text:s/></text:span></text:p>
      <text:p text:style-name="Standard"><text:span text:style-name="T3">3. <text:s/>Modules</text:span></text:p>
      <text:p text:style-name="Standard"><text:span text:style-name="T6">cookie-parser – parses the cookie secret to set up express-session.</text:span></text:p>
      <text:p text:style-name="Standard"><text:span text:style-name="T6">Express – handles routing, file serving, and http requests and responses.</text:span></text:p>
      <text:p text:style-name="Standard"><text:span text:style-name="T6">express-session – sets up unique identifiers for cookies and allows access to those session id’s.</text:span></text:p>
      <text:p text:style-name="Standard"><text:span text:style-name="T6">node-uuid – generates a unique identifier for express-session to use.</text:span></text:p>
      <text:p text:style-name="Standard"><text:span text:style-name="T10">N</text:span>ode<text:span text:style-name="T8">-mysql – allowed us to connect to a MySQL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meta:initial-creator>
    <dc:creator>Christopher Hogan</dc:creator>
    <meta:editing-cycles>3</meta:editing-cycles>
    <meta:creation-date>2014-09-24T13:00:00</meta:creation-date>
    <dc:date>2014-10-10T13:28:45.581098392</dc:date>
    <meta:editing-duration>PT1M11S</meta:editing-duration>
    <meta:generator>LibreOffice/4.2.6.3$Linux_X86_64 LibreOffice_project/420$Build-3</meta:generator>
    <meta:document-statistic meta:table-count="0" meta:image-count="0" meta:object-count="0" meta:page-count="2" meta:paragraph-count="26" meta:word-count="830" meta:character-count="5040" meta:non-whitespace-character-count="41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